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potkał mnie dziś Pan</text:span><text:span text:style-name="T1"><text:line-break/></text:span><text:span text:style-name="T1">I radość ogromną</text:span><text:span text:style-name="T1"><text:line-break/></text:span><text:span text:style-name="T1">w sercu mam.</text:span><text:span text:style-name="T1"><text:line-break/></text:span><text:span text:style-name="T1">Z tej radości chcę</text:span><text:span text:style-name="T1"><text:line-break/></text:span><text:span text:style-name="T1">Śpiewać i klaskać</text:span><text:span text:style-name="T1"><text:line-break/></text:span><text:span text:style-name="T1">w dłonie sw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ięc wszyscy razem</text:span><text:span text:style-name="T1"><text:line-break/></text:span><text:span text:style-name="T1">chwalmy Go</text:span><text:span text:style-name="T1"><text:line-break/></text:span><text:span text:style-name="T1">za to, że trzyma nas</text:span><text:span text:style-name="T1"><text:line-break/></text:span><text:span text:style-name="T1">ręką swą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22:33:14</meta:creation-date>
    <dc:creator>Rafał Talacha</dc:creator>
    <dc:date>2009-01-27T16:32:08</dc:date>
    <dc:language>pl-PL</dc:language>
    <meta:editing-cycles>5</meta:editing-cycles>
    <meta:editing-duration>PT1M20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